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1.ttf" manifest:media-type="application/x-font-ttf"/>
  <manifest:file-entry manifest:full-path="Fonts/font2.ttf" manifest:media-type="application/x-font-ttf"/>
  <manifest:file-entry manifest:full-path="Fonts/font3.ttf" manifest:media-type="application/x-font-ttf"/>
  <manifest:file-entry manifest:full-path="Fonts/font4.ttf" manifest:media-type="application/x-font-tt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Linux Biolinum2" svg:font-family="'Linux Biolinum'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Mangal1" svg:font-family="Mangal"/>
    <style:font-face style:name="OpenSymbol" svg:font-family="Open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Verdana" svg:font-family="Verdana"/>
    <style:font-face style:name="DejaVu Sans Mono" svg:font-family="'DejaVu Sans Mono'" style:font-family-generic="modern" style:font-pitch="fixed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nux Biolinum1" svg:font-family="'Linux Biolinum'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inux Biolinum" svg:font-family="'Linux Biolinum'" style:font-adornments="Gras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Date">
      <style:text-properties officeooo:rsid="009fb0da" officeooo:paragraph-rsid="009fb0da"/>
    </style:style>
    <style:style style:name="P2" style:family="paragraph" style:parent-style-name="Text_20_body" style:list-style-name="L4">
      <style:text-properties officeooo:rsid="00a4b938" officeooo:paragraph-rsid="00a4b938"/>
    </style:style>
    <style:style style:name="P3" style:family="paragraph" style:parent-style-name="Text_20_body">
      <style:text-properties fo:font-weight="normal" officeooo:rsid="00a4b938" officeooo:paragraph-rsid="00a4b938" style:font-weight-asian="normal" style:font-weight-complex="normal"/>
    </style:style>
    <style:style style:name="P4" style:family="paragraph" style:parent-style-name="Text_20_body" style:list-style-name="L5">
      <style:text-properties officeooo:rsid="00a5a82a" officeooo:paragraph-rsid="00a5a82a"/>
    </style:style>
    <style:style style:name="P5" style:family="paragraph" style:parent-style-name="Text_20_body">
      <style:text-properties officeooo:rsid="00a74286" officeooo:paragraph-rsid="00a74286"/>
    </style:style>
    <style:style style:name="P6" style:family="paragraph" style:parent-style-name="Heading_20_1">
      <style:text-properties fo:font-style="normal" style:text-underline-style="none" fo:font-weight="normal" officeooo:rsid="00a4b938" officeooo:paragraph-rsid="00a4b938" style:font-style-asian="normal" style:font-weight-asian="normal" style:font-style-complex="normal" style:font-weight-complex="normal"/>
    </style:style>
    <style:style style:name="P7" style:family="paragraph" style:parent-style-name="Heading_20_1">
      <style:text-properties officeooo:rsid="00a5a82a" officeooo:paragraph-rsid="00a5a82a"/>
    </style:style>
    <style:style style:name="P8" style:family="paragraph" style:parent-style-name="Heading_20_2">
      <style:text-properties officeooo:rsid="00a4b938" officeooo:paragraph-rsid="00a4b938"/>
    </style:style>
    <style:style style:name="P9" style:family="paragraph" style:parent-style-name="Heading_20_2">
      <style:text-properties officeooo:rsid="00a74286" officeooo:paragraph-rsid="00a74286"/>
    </style:style>
    <style:style style:name="T1" style:family="text">
      <style:text-properties fo:font-style="normal" style:text-underline-style="none" style:font-style-asian="normal" style:font-style-complex="normal"/>
    </style:style>
    <style:style style:name="T2" style:family="text">
      <style:text-properties fo:font-style="normal" style:text-underline-style="none" officeooo:rsid="009f0455" style:font-style-asian="normal" style:font-style-complex="normal"/>
    </style:style>
    <style:style style:name="T3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4" style:family="text">
      <style:text-properties style:text-position="super 58%"/>
    </style:style>
    <style:style style:name="T5" style:family="text">
      <style:text-properties officeooo:rsid="00a4b938"/>
    </style:style>
    <style:style style:name="T6" style:family="text">
      <style:text-properties officeooo:rsid="00a5e23b"/>
    </style:style>
    <style:style style:name="T7" style:family="text">
      <style:text-properties style:text-underline-style="solid" style:text-underline-width="auto" style:text-underline-color="font-color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uesday, <text:span text:style-name="T5">March</text:span> <text:span text:style-name="T5">4</text:span><text:span text:style-name="T4">th</text:span></text:p>
      <text:h text:style-name="P6" text:outline-level="1">Trailer Star Wars – grammar: evolution</text:h>
      <text:h text:style-name="P8" text:outline-level="2"><text:span text:style-name="T2">R</text:span><text:span text:style-name="T1">ule:</text:span></text:h>
      <text:list xml:id="list5714753028881714050" text:style-name="L4">
        <text:list-item>
          <text:p text:style-name="P2"><text:span text:style-name="T1">For long adjectives:<text:line-break/></text:span><text:span text:style-name="T3">more</text:span><text:span text:style-name="T1"> and </text:span><text:span text:style-name="T3">more</text:span><text:span text:style-name="T1"> + adj.</text:span></text:p>
        </text:list-item>
        <text:list-item>
          <text:p text:style-name="P2"><text:span text:style-name="T1">For short adjectives:<text:line-break/>adj-</text:span><text:span text:style-name="T3">er</text:span><text:span text:style-name="T1"> and adj-</text:span><text:span text:style-name="T3">er</text:span></text:p>
        </text:list-item>
      </text:list>
      <text:p text:style-name="P3"><text:span text:style-name="T1">De – en - :</text:span></text:p>
      <text:p text:style-name="P3"><text:span text:style-name="T1">less and less + adj</text:span></text:p>
      <text:h text:style-name="P7" text:outline-level="1">Star Wars story</text:h>
      <text:h text:style-name="Heading_20_2" text:outline-level="2">Characters we see (in the chronological order)</text:h>
      <text:list xml:id="list7125948733527383581" text:style-name="L5">
        <text:list-item>
          <text:p text:style-name="P4">The character in the beginning:</text:p>
        </text:list-item>
        <text:list-item>
          <text:p text:style-name="P4"><text:span text:style-name="T7">The girl</text:span>: Rey, the heroin / main character</text:p>
        </text:list-item>
        <text:list-item>
          <text:p text:style-name="P4"><text:span text:style-name="T7">The robot</text:span>: BB8, Rey’s friend</text:p>
        </text:list-item>
        <text:list-item>
          <text:p text:style-name="P4"><text:span text:style-name="T7">The soldier</text:span>: Finn, Rey’s friend</text:p>
        </text:list-item>
        <text:list-item>
          <text:p text:style-name="P4"><text:span text:style-name="T7">the villain</text:span>: Kylo Ren</text:p>
        </text:list-item>
        <text:list-item>
          <text:p text:style-name="P4"><text:span text:style-name="T7">The young man</text:span>: <text:span text:style-name="T6">Po, pilot and Finn’s friend</text:span></text:p>
        </text:list-item>
        <text:list-item>
          <text:p text:style-name="P4"><text:span text:style-name="T7">The old man</text:span>: Han Solo, Rey’s friend</text:p>
        </text:list-item>
        <text:list-item>
          <text:p text:style-name="P4"><text:span text:style-name="T7">The other good creature</text:span>: Chewbacca <text:span text:style-name="T6">Han Solo’s best friend</text:span></text:p>
        </text:list-item>
      </text:list>
      <text:h text:style-name="P9" text:outline-level="2">01:07 (Rey and Han Solo)</text:h>
      <text:p text:style-name="P5">R: “there are stories about what happened”</text:p>
      <text:p text:style-name="P5">H S: “It’s true. All of it.”</text:p>
      <text:p text:style-name="P5">→ What are these </text:p>
      <text:p text:style-name="P5">“The dark (!= bright) side, the jedi: they are real”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Linux Biolinum2" svg:font-family="'Linux Biolinum'"/>
    <style:font-face style:name="Mangal1" svg:font-family="Mangal"/>
    <style:font-face style:name="OpenSymbol" svg:font-family="OpenSymbol"/>
    <style:font-face style:name="Verdana" svg:font-family="Verdana"/>
    <style:font-face style:name="DejaVu Sans Mono" svg:font-family="'DejaVu Sans Mono'" style:font-family-generic="modern" style:font-pitch="fixed"/>
    <style:font-face style:name="Linux Biolinum1" svg:font-family="'Linux Biolinum'" style:font-pitch="variable"/>
    <style:font-face style:name="Linux Biolinum" svg:font-family="'Linux Biolinum'" style:font-adornments="Gra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style:shadow="none" fo:keep-with-next="always"/>
      <style:text-properties style:font-name="Linux Biolinum" fo:font-family="'Linux Biolinum'" style:font-style-name="Gras" style:font-pitch="variable" fo:font-size="14pt" fo:font-weight="bold" style:font-name-asian="Lucida Sans Unicode" style:font-family-asian="'Lucida Sans Unicode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00%"/>
      <style:text-properties style:font-name="Linux Biolinum" fo:font-family="'Linux Biolinum'" style:font-style-name="Gras" style:font-pitch="variable" fo:font-size="13pt" fo:font-style="normal" fo:font-weight="normal" fo:background-color="transparent"/>
    </style:style>
    <style:style style:name="List" style:family="paragraph" style:parent-style-name="Text_20_body" style:class="list">
      <style:text-properties style:font-name="Verdana" fo:font-family="Verdana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cm" loext:contextual-spacing="false" fo:text-align="center" style:justify-single-word="false"/>
      <style:text-properties fo:font-variant="small-caps" fo:font-size="140%" style:text-underline-style="solid" style:text-underline-width="auto" style:text-underline-color="font-color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801cm" loext:contextual-spacing="false"/>
      <style:text-properties fo:font-size="13pt" style:text-underline-style="solid" style:text-underline-width="auto" style:text-underline-color="#ff0000" fo:font-weight="normal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end" style:justify-single-word="false"/>
      <style:text-properties fo:color="#666666" fo:font-size="18pt" fo:font-weight="normal" fo:background-color="transparent" style:font-size-asian="18pt" style:font-size-complex="18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Standard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xercice" style:family="paragraph" style:parent-style-name="Text_20_body">
      <loext:graphic-properties draw:fill="none" draw:fill-color="#ccffff"/>
      <style:paragraph-properties fo:margin-left="0cm" fo:margin-right="0cm" fo:line-height="100%" fo:text-indent="0cm" style:auto-text-indent="false" fo:background-color="transparent"/>
      <style:text-properties style:font-name="Linux Biolinum" fo:font-family="'Linux Biolinum'" style:font-style-name="Gras" style:font-pitch="variable" fo:font-weight="normal" fo:background-color="transparent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Question" style:family="paragraph" style:parent-style-name="Exercice" style:master-page-name="">
      <loext:graphic-properties draw:fill="none" draw:fill-color="#ccffff"/>
      <style:paragraph-properties style:page-number="auto" fo:background-color="transparent"/>
      <style:text-properties fo:font-weight="bold" style:font-weight-asian="bold" style:font-weight-complex="bold"/>
    </style:style>
    <style:style style:name="Réponse" style:family="paragraph" style:parent-style-name="Exercice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Numbering_20_1_20_End" style:display-name="Numbering 1 End" style:family="paragraph" style:parent-style-name="List" style:next-style-name="Numbering_20_1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Numbering_20_1_20_Cont." style:display-name="Numbering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Numbering_20_2_20_Start" style:display-name="Numbering 2 Start" style:family="paragraph" style:parent-style-name="List" style:next-style-name="Numbering_20_2" style:class="list">
      <style:paragraph-properties fo:margin-left="1.27cm" fo:margin-right="0cm" fo:margin-top="0.423cm" fo:margin-bottom="0.212cm" loext:contextual-spacing="false" fo:text-indent="-0.635cm" style:auto-text-indent="false"/>
    </style:style>
    <style:style style:name="Numbering_20_2_20_End" style:display-name="Numbering 2 End" style:family="paragraph" style:parent-style-name="List" style:next-style-name="Numbering_20_2" style:class="list">
      <style:paragraph-properties fo:margin-left="1.27cm" fo:margin-right="0cm" fo:margin-top="0cm" fo:margin-bottom="0.423cm" loext:contextual-spacing="false" fo:text-indent="-0.635cm" style:auto-text-indent="false"/>
    </style:style>
    <style:style style:name="Numbering_20_2_20_Cont." style:display-name="Numbering 2 Cont." style:family="paragraph" style:parent-style-name="List" style:class="list">
      <style:paragraph-properties fo:margin-left="1.27cm" fo:margin-right="0cm" fo:margin-top="0cm" fo:margin-bottom="0.212cm" loext:contextual-spacing="false" fo:text-indent="0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Date" style:family="paragraph" style:parent-style-name="Text_20_body" style:master-page-name="">
      <style:paragraph-properties fo:text-align="end" style:justify-single-word="false" style:page-number="auto"/>
      <style:text-properties fo:font-size="11pt" fo:background-color="transparen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wrap="parallel" style:number-wrapped-paragraphs="no-limit" style:wrap-contour="false" style:vertical-pos="middle" style:vertical-rel="text" draw:fill-image-width="0cm" draw:fill-image-height="0cm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88-01-01T04:20:08.550000000</meta:creation-date>
    <dc:date>2016-03-04T09:42:36.969955761</dc:date>
    <meta:editing-duration>P3DT3H25M26S</meta:editing-duration>
    <meta:editing-cycles>133</meta:editing-cycles>
    <meta:generator>LibreOffice/5.1.0.3$Linux_X86_64 LibreOffice_project/10m0$Build-3</meta:generator>
    <meta:document-statistic meta:table-count="0" meta:image-count="0" meta:object-count="0" meta:page-count="1" meta:paragraph-count="22" meta:word-count="136" meta:character-count="692" meta:non-whitespace-character-count="585"/>
  </office:meta>
</office:document-meta>
</file>